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30db" officeooo:paragraph-rsid="000d30db"/>
    </style:style>
    <style:style style:name="P2" style:family="paragraph" style:parent-style-name="Standard">
      <style:text-properties officeooo:rsid="000d30db" officeooo:paragraph-rsid="000f0806"/>
    </style:style>
    <style:style style:name="P3" style:family="paragraph" style:parent-style-name="Standard">
      <style:text-properties fo:font-weight="bold" officeooo:rsid="000d30db" officeooo:paragraph-rsid="000f0806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f0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mitiva:</text:span></text:p>
      <text:p text:style-name="P1">1799 <text:s text:c="2"/>0.00522 <text:s text:c="2"/>(28, 25, 1) <text:s text:c="5"/></text:p>
      <text:p text:style-name="P1">8297 <text:s text:c="2"/>0.00522 <text:s/>(23, 27, 17) <text:s text:c="6"/></text:p>
      <text:p text:style-name="P1">2720 <text:s text:c="2"/>0.00522 <text:s/>(24, 10, 32)</text:p>
      <text:p text:style-name="P1"/>
      <text:p text:style-name="P1">236 <text:s/>0.025232 <text:s/>(13, 15) <text:s text:c="5"/></text:p>
      <text:p text:style-name="P1">882 <text:s/>0.024942 <text:s text:c="2"/>(38, 3) <text:s text:c="6"/></text:p>
      <text:p text:style-name="P1">702 <text:s/>0.024362 <text:s text:c="2"/>(24, 3) <text:s text:c="2"/></text:p>
      <text:p text:style-name="P1"/>
      <text:p text:style-name="P1"/>
      <text:p text:style-name="P1"><text:span text:style-name="T1">EuroMillon:</text:span></text:p>
      <text:p text:style-name="P1">1518 <text:s/>0.004110 <text:s/>(23, 10, 19)</text:p>
      <text:p text:style-name="P1"/>
      <text:p text:style-name="P1">91 <text:s text:c="3"/>0.016438 <text:s text:c="2"/>(1, 48) <text:s text:c="6"/></text:p>
      <text:p text:style-name="P1">342 <text:s text:c="2"/>0.016438 <text:s/>(28, 15) <text:s text:c="6"/></text:p>
      <text:p text:style-name="P1">697 <text:s text:c="2"/>0.016438 <text:s text:c="2"/>(23, 4) <text:s text:c="6"/></text:p>
      <text:p text:style-name="P1">919 <text:s text:c="2"/>0.015753 <text:s text:c="2"/>(50, 3) <text:s text:c="6"/></text:p>
      <text:p text:style-name="P2">1126 <text:s/>0.015753 <text:s/>(39, 44)</text:p>
      <text:p text:style-name="P2"/>
      <text:p text:style-name="P3"><text:span text:style-name="T2">ESTRELLAS:</text:span></text:p>
      <text:p text:style-name="P2"><text:span text:style-name="T2">53 <text:s/>0.028082 <text:s text:c="2"/>(6, 2) <text:s text:c="6"/></text:span></text:p>
      <text:p text:style-name="P2"><text:span text:style-name="T2">62 <text:s/>0.028082 <text:s text:c="2"/>(9, 3) <text:s text:c="6"/></text:span></text:p>
      <text:p text:style-name="P2"><text:span text:style-name="T2">55 <text:s/>0.026712 <text:s text:c="2"/>(8, 2) <text:s text:c="6"/></text:span></text:p>
      <text:p text:style-name="P2"><text:span text:style-name="T2">70 <text:s/>0.025342 <text:s text:c="2"/>(8, 5) <text:s text:c="6"/></text:span><text:s text:c="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yi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yi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9T19:49:09.776421295</meta:creation-date>
    <meta:print-date>2021-09-19T20:07:20.652001522</meta:print-date>
    <dc:date>2021-09-19T20:13:38.526193177</dc:date>
    <meta:editing-duration>PT9M18S</meta:editing-duration>
    <meta:editing-cycles>1</meta:editing-cycles>
    <meta:document-statistic meta:table-count="0" meta:image-count="0" meta:object-count="0" meta:page-count="1" meta:paragraph-count="19" meta:word-count="71" meta:character-count="516" meta:non-whitespace-character-count="314"/>
    <meta:generator>LibreOffice/5.0.3.2$Linux_X86_64 LibreOffice_project/00m0$Build-2</meta:generator>
  </office:meta>
</office:document-meta>
</file>